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8cm" svg:stroke-color="#b0b0b0" draw:stroke-linejoin="round" svg:stroke-linecap="square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9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9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66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66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84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41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1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48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52cm" svg:stroke-color="#1f77b4" draw:stroke-linejoin="round" svg:stroke-linecap="square" draw:fill="none" fo:padding-top="0.026cm" fo:padding-bottom="0.026cm" fo:padding-left="0.026cm" fo:padding-right="0.026cm"/>
    </style:style>
    <style:style style:name="gr14" style:family="graphic" style:parent-style-name="standard">
      <style:graphic-properties draw:stroke="solid" svg:stroke-width="0.052cm" svg:stroke-color="#ff7f0e" draw:stroke-linejoin="round" svg:stroke-linecap="square" draw:fill="none" fo:padding-top="0.026cm" fo:padding-bottom="0.026cm" fo:padding-left="0.026cm" fo:padding-right="0.026cm"/>
    </style:style>
    <style:style style:name="gr15" style:family="graphic" style:parent-style-name="standard">
      <style:graphic-properties draw:stroke="solid" svg:stroke-width="0.052cm" svg:stroke-color="#2ca02c" draw:stroke-linejoin="round" svg:stroke-linecap="square" draw:fill="none" fo:padding-top="0.026cm" fo:padding-bottom="0.026cm" fo:padding-left="0.026cm" fo:padding-right="0.026cm"/>
    </style:style>
    <style:style style:name="gr16" style:family="graphic" style:parent-style-name="standard">
      <style:graphic-properties draw:stroke="solid" svg:stroke-width="0.052cm" svg:stroke-color="#d62728" draw:stroke-linejoin="round" svg:stroke-linecap="square" draw:fill="none" fo:padding-top="0.026cm" fo:padding-bottom="0.026cm" fo:padding-left="0.026cm" fo:padding-right="0.026cm"/>
    </style:style>
    <style:style style:name="gr17" style:family="graphic" style:parent-style-name="standard">
      <style:graphic-properties draw:stroke="solid" svg:stroke-width="0.052cm" svg:stroke-color="#9467bd" draw:stroke-linejoin="round" svg:stroke-linecap="square" draw:fill="none" fo:padding-top="0.026cm" fo:padding-bottom="0.026cm" fo:padding-left="0.026cm" fo:padding-right="0.026cm"/>
    </style:style>
    <style:style style:name="gr18" style:family="graphic" style:parent-style-name="standard">
      <style:graphic-properties draw:stroke="solid" svg:stroke-width="0.052cm" svg:stroke-color="#8c564b" draw:stroke-linejoin="round" svg:stroke-linecap="square" draw:fill="none" fo:padding-top="0.026cm" fo:padding-bottom="0.026cm" fo:padding-left="0.026cm" fo:padding-right="0.026cm"/>
    </style:style>
    <style:style style:name="gr19" style:family="graphic" style:parent-style-name="standard">
      <style:graphic-properties draw:stroke="solid" svg:stroke-width="0.052cm" svg:stroke-color="#e377c2" draw:stroke-linejoin="round" svg:stroke-linecap="square" draw:fill="none" fo:padding-top="0.026cm" fo:padding-bottom="0.026cm" fo:padding-left="0.026cm" fo:padding-right="0.026cm"/>
    </style:style>
    <style:style style:name="gr20" style:family="graphic" style:parent-style-name="standard">
      <style:graphic-properties draw:stroke="solid" svg:stroke-width="0.052cm" svg:stroke-color="#7f7f7f" draw:stroke-linejoin="round" svg:stroke-linecap="square" draw:fill="none" fo:padding-top="0.026cm" fo:padding-bottom="0.026cm" fo:padding-left="0.026cm" fo:padding-right="0.026cm"/>
    </style:style>
    <style:style style:name="gr21" style:family="graphic" style:parent-style-name="standard">
      <style:graphic-properties draw:stroke="solid" svg:stroke-width="0.052cm" svg:stroke-color="#bcbd22" draw:stroke-linejoin="round" svg:stroke-linecap="square" draw:fill="none" fo:padding-top="0.026cm" fo:padding-bottom="0.026cm" fo:padding-left="0.026cm" fo:padding-right="0.026cm"/>
    </style:style>
    <style:style style:name="gr22" style:family="graphic" style:parent-style-name="standard">
      <style:graphic-properties draw:stroke="solid" svg:stroke-width="0.052cm" svg:stroke-color="#17becf" draw:stroke-linejoin="round" svg:stroke-linecap="square" draw:fill="none" fo:padding-top="0.026cm" fo:padding-bottom="0.026cm" fo:padding-left="0.026cm" fo:padding-right="0.026cm"/>
    </style:style>
    <style:style style:name="gr23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644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22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21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21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37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37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1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4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2.46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41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42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42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58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58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24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339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Liberation Serif" fo:font-size="8pt"/>
    </style:style>
    <style:style style:name="P2" style:family="paragraph">
      <loext:graphic-properties draw:fill="none"/>
      <style:text-properties style:font-name="Liberation Serif" fo:font-size="8pt"/>
    </style:style>
    <style:style style:name="P3" style:family="paragraph">
      <loext:graphic-properties draw:fill="solid" draw:fill-color="#000000"/>
      <style:text-properties style:font-name="Liberation Serif" fo:font-size="8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Liberation Serif" fo:font-size="8pt" style:font-size-asian="10pt" style:font-size-complex="10pt"/>
    </style:style>
    <style:style style:name="P6" style:family="paragraph">
      <loext:graphic-properties draw:fill="solid" draw:fill-color="#ffffff" draw:opacity="80%"/>
      <style:text-properties style:font-name="Liberation Serif" fo:font-size="8pt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8pt" style:font-size-asian="12pt" style:font-size-complex="12pt"/>
    </style:style>
    <style:style style:name="P8" style:family="paragraph">
      <style:paragraph-properties fo:text-align="start" style:writing-mode="lr-tb"/>
      <style:text-properties fo:text-shadow="1pt 1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8pt" fo:text-shadow="1pt 1pt" fo:font-weight="bold" style:font-size-asian="12pt" style:font-size-complex="12pt"/>
    </style:style>
    <style:style style:name="T1" style:family="text">
      <style:text-properties fo:color="#000000" style:font-name="Liberation Serif" fo:font-size="8pt" style:font-size-asian="10pt" style:font-name-complex="DejaVuSans" style:font-size-complex="10pt"/>
    </style:style>
    <style:style style:name="T2" style:family="text">
      <style:text-properties fo:color="#000000" style:font-name="Liberation Serif" fo:font-size="8pt" style:font-size-asian="12pt" style:font-name-complex="DejaVuSans" style:font-size-complex="12pt"/>
    </style:style>
    <style:style style:name="T3" style:family="text">
      <style:text-properties fo:color="#000000" style:font-name="Liberation Serif" fo:font-size="8pt" fo:font-weight="bold" style:font-size-asian="12pt" style:font-name-complex="DejaVuSan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.686cm" svg:height="5.727cm" svg:x="0.932cm" svg:y="0.831cm" svg:viewBox="0 0 7687 5728" draw:points="0,5728 7687,5728 7687,0 0,0">
          <text:p/>
        </draw:polygon>
        <draw:line draw:style-name="gr2" draw:text-style-name="P2" draw:layer="layout" svg:x1="1.281cm" svg:y1="6.558cm" svg:x2="1.281cm" svg:y2="0.831cm">
          <text:p/>
        </draw:line>
        <draw:polygon draw:style-name="gr3" draw:text-style-name="P3" draw:layer="layout" svg:width="0cm" svg:height="0.075cm" svg:x="1.281cm" svg:y="6.558cm" svg:viewBox="0 0 0 76" draw:points="0,0 0,76">
          <text:p/>
        </draw:polygon>
        <draw:line draw:style-name="gr4" draw:text-style-name="P2" draw:layer="layout" svg:x1="1.281cm" svg:y1="6.558cm" svg:x2="1.281cm" svg:y2="6.634cm">
          <text:p/>
        </draw:line>
        <draw:line draw:style-name="gr2" draw:text-style-name="P2" draw:layer="layout" svg:x1="2.679cm" svg:y1="6.558cm" svg:x2="2.679cm" svg:y2="0.831cm">
          <text:p/>
        </draw:line>
        <draw:polygon draw:style-name="gr3" draw:text-style-name="P3" draw:layer="layout" svg:width="0cm" svg:height="0.075cm" svg:x="2.679cm" svg:y="6.558cm" svg:viewBox="0 0 0 76" draw:points="0,0 0,76">
          <text:p/>
        </draw:polygon>
        <draw:line draw:style-name="gr4" draw:text-style-name="P2" draw:layer="layout" svg:x1="2.679cm" svg:y1="6.558cm" svg:x2="2.679cm" svg:y2="6.634cm">
          <text:p/>
        </draw:line>
        <draw:frame draw:style-name="gr5" draw:text-style-name="P5" draw:layer="layout" svg:width="0.498cm" svg:height="0.324cm" svg:x="1.076cm" svg:y="6.673cm">
          <draw:text-box>
            <text:p text:style-name="P4"><text:span text:style-name="T1">200</text:span></text:p>
          </draw:text-box>
        </draw:frame>
        <draw:line draw:style-name="gr2" draw:text-style-name="P2" draw:layer="layout" svg:x1="4.077cm" svg:y1="6.558cm" svg:x2="4.077cm" svg:y2="0.831cm">
          <text:p/>
        </draw:line>
        <draw:polygon draw:style-name="gr3" draw:text-style-name="P3" draw:layer="layout" svg:width="0cm" svg:height="0.075cm" svg:x="4.077cm" svg:y="6.558cm" svg:viewBox="0 0 0 76" draw:points="0,0 0,76">
          <text:p/>
        </draw:polygon>
        <draw:line draw:style-name="gr4" draw:text-style-name="P2" draw:layer="layout" svg:x1="4.077cm" svg:y1="6.558cm" svg:x2="4.077cm" svg:y2="6.634cm">
          <text:p/>
        </draw:line>
        <draw:frame draw:style-name="gr6" draw:text-style-name="P5" draw:layer="layout" svg:width="0.497cm" svg:height="0.324cm" svg:x="2.474cm" svg:y="6.673cm">
          <draw:text-box>
            <text:p text:style-name="P4"><text:span text:style-name="T1">400</text:span></text:p>
          </draw:text-box>
        </draw:frame>
        <draw:line draw:style-name="gr2" draw:text-style-name="P2" draw:layer="layout" svg:x1="5.474cm" svg:y1="6.558cm" svg:x2="5.474cm" svg:y2="0.831cm">
          <text:p/>
        </draw:line>
        <draw:polygon draw:style-name="gr3" draw:text-style-name="P3" draw:layer="layout" svg:width="0cm" svg:height="0.075cm" svg:x="5.474cm" svg:y="6.558cm" svg:viewBox="0 0 0 76" draw:points="0,0 0,76">
          <text:p/>
        </draw:polygon>
        <draw:line draw:style-name="gr4" draw:text-style-name="P2" draw:layer="layout" svg:x1="5.474cm" svg:y1="6.558cm" svg:x2="5.474cm" svg:y2="6.634cm">
          <text:p/>
        </draw:line>
        <draw:frame draw:style-name="gr6" draw:text-style-name="P5" draw:layer="layout" svg:width="0.497cm" svg:height="0.324cm" svg:x="3.872cm" svg:y="6.673cm">
          <draw:text-box>
            <text:p text:style-name="P4"><text:span text:style-name="T1">600</text:span></text:p>
          </draw:text-box>
        </draw:frame>
        <draw:line draw:style-name="gr2" draw:text-style-name="P2" draw:layer="layout" svg:x1="6.872cm" svg:y1="6.558cm" svg:x2="6.872cm" svg:y2="0.831cm">
          <text:p/>
        </draw:line>
        <draw:polygon draw:style-name="gr3" draw:text-style-name="P3" draw:layer="layout" svg:width="0cm" svg:height="0.075cm" svg:x="6.872cm" svg:y="6.558cm" svg:viewBox="0 0 0 76" draw:points="0,0 0,76">
          <text:p/>
        </draw:polygon>
        <draw:line draw:style-name="gr4" draw:text-style-name="P2" draw:layer="layout" svg:x1="6.872cm" svg:y1="6.558cm" svg:x2="6.872cm" svg:y2="6.634cm">
          <text:p/>
        </draw:line>
        <draw:frame draw:style-name="gr6" draw:text-style-name="P5" draw:layer="layout" svg:width="0.497cm" svg:height="0.324cm" svg:x="5.269cm" svg:y="6.673cm">
          <draw:text-box>
            <text:p text:style-name="P4"><text:span text:style-name="T1">800</text:span></text:p>
          </draw:text-box>
        </draw:frame>
        <draw:line draw:style-name="gr2" draw:text-style-name="P2" draw:layer="layout" svg:x1="8.269cm" svg:y1="6.558cm" svg:x2="8.269cm" svg:y2="0.831cm">
          <text:p/>
        </draw:line>
        <draw:polygon draw:style-name="gr3" draw:text-style-name="P3" draw:layer="layout" svg:width="0cm" svg:height="0.075cm" svg:x="8.269cm" svg:y="6.558cm" svg:viewBox="0 0 0 76" draw:points="0,0 0,76">
          <text:p/>
        </draw:polygon>
        <draw:line draw:style-name="gr4" draw:text-style-name="P2" draw:layer="layout" svg:x1="8.269cm" svg:y1="6.558cm" svg:x2="8.269cm" svg:y2="6.634cm">
          <text:p/>
        </draw:line>
        <draw:frame draw:style-name="gr7" draw:text-style-name="P5" draw:layer="layout" svg:width="0.662cm" svg:height="0.324cm" svg:x="6.599cm" svg:y="6.673cm">
          <draw:text-box>
            <text:p text:style-name="P4"><text:span text:style-name="T1">1000</text:span></text:p>
          </draw:text-box>
        </draw:frame>
        <draw:frame draw:style-name="gr8" draw:text-style-name="P5" draw:layer="layout" svg:width="0.663cm" svg:height="0.324cm" svg:x="7.996cm" svg:y="6.673cm">
          <draw:text-box>
            <text:p text:style-name="P4"><text:span text:style-name="T1">1200</text:span></text:p>
          </draw:text-box>
        </draw:frame>
        <draw:line draw:style-name="gr2" draw:text-style-name="P2" draw:layer="layout" svg:x1="0.932cm" svg:y1="5.879cm" svg:x2="8.619cm" svg:y2="5.879cm">
          <text:p/>
        </draw:line>
        <draw:polygon draw:style-name="gr3" draw:text-style-name="P3" draw:layer="layout" svg:width="0.075cm" svg:height="0cm" svg:x="0.857cm" svg:y="5.879cm" svg:viewBox="0 0 76 0" draw:points="76,0 0,0">
          <text:p/>
        </draw:polygon>
        <draw:line draw:style-name="gr4" draw:text-style-name="P2" draw:layer="layout" svg:x1="0.933cm" svg:y1="5.879cm" svg:x2="0.857cm" svg:y2="5.879cm">
          <text:p/>
        </draw:line>
        <draw:frame draw:style-name="gr9" draw:text-style-name="P5" draw:layer="layout" svg:width="0.843cm" svg:height="0.325cm" svg:x="4.429cm" svg:y="7.067cm">
          <draw:text-box>
            <text:p text:style-name="P4"><text:span text:style-name="T1">Spikes</text:span></text:p>
          </draw:text-box>
        </draw:frame>
        <draw:line draw:style-name="gr2" draw:text-style-name="P2" draw:layer="layout" svg:x1="0.932cm" svg:y1="4.682cm" svg:x2="8.619cm" svg:y2="4.682cm">
          <text:p/>
        </draw:line>
        <draw:polygon draw:style-name="gr3" draw:text-style-name="P3" draw:layer="layout" svg:width="0.075cm" svg:height="0cm" svg:x="0.857cm" svg:y="4.682cm" svg:viewBox="0 0 76 0" draw:points="76,0 0,0">
          <text:p/>
        </draw:polygon>
        <draw:line draw:style-name="gr4" draw:text-style-name="P2" draw:layer="layout" svg:x1="0.933cm" svg:y1="4.682cm" svg:x2="0.857cm" svg:y2="4.682cm">
          <text:p/>
        </draw:line>
        <draw:frame draw:style-name="gr10" draw:text-style-name="P5" draw:layer="layout" svg:width="0.414cm" svg:height="0.325cm" svg:x="0.562cm" svg:y="5.761cm">
          <draw:text-box>
            <text:p text:style-name="P4"><text:span text:style-name="T1">20</text:span></text:p>
          </draw:text-box>
        </draw:frame>
        <draw:line draw:style-name="gr2" draw:text-style-name="P2" draw:layer="layout" svg:x1="0.932cm" svg:y1="3.485cm" svg:x2="8.619cm" svg:y2="3.485cm">
          <text:p/>
        </draw:line>
        <draw:polygon draw:style-name="gr3" draw:text-style-name="P3" draw:layer="layout" svg:width="0.075cm" svg:height="0cm" svg:x="0.857cm" svg:y="3.485cm" svg:viewBox="0 0 76 0" draw:points="76,0 0,0">
          <text:p/>
        </draw:polygon>
        <draw:line draw:style-name="gr4" draw:text-style-name="P2" draw:layer="layout" svg:x1="0.933cm" svg:y1="3.485cm" svg:x2="0.857cm" svg:y2="3.485cm">
          <text:p/>
        </draw:line>
        <draw:frame draw:style-name="gr10" draw:text-style-name="P5" draw:layer="layout" svg:width="0.414cm" svg:height="0.325cm" svg:x="0.562cm" svg:y="4.564cm">
          <draw:text-box>
            <text:p text:style-name="P4"><text:span text:style-name="T1">40</text:span></text:p>
          </draw:text-box>
        </draw:frame>
        <draw:line draw:style-name="gr2" draw:text-style-name="P2" draw:layer="layout" svg:x1="0.932cm" svg:y1="2.288cm" svg:x2="8.619cm" svg:y2="2.288cm">
          <text:p/>
        </draw:line>
        <draw:polygon draw:style-name="gr3" draw:text-style-name="P3" draw:layer="layout" svg:width="0.075cm" svg:height="0cm" svg:x="0.857cm" svg:y="2.288cm" svg:viewBox="0 0 76 0" draw:points="76,0 0,0">
          <text:p/>
        </draw:polygon>
        <draw:line draw:style-name="gr4" draw:text-style-name="P2" draw:layer="layout" svg:x1="0.933cm" svg:y1="2.288cm" svg:x2="0.857cm" svg:y2="2.288cm">
          <text:p/>
        </draw:line>
        <draw:frame draw:style-name="gr11" draw:text-style-name="P5" draw:layer="layout" svg:width="0.414cm" svg:height="0.324cm" svg:x="0.562cm" svg:y="3.367cm">
          <draw:text-box>
            <text:p text:style-name="P4"><text:span text:style-name="T1">60</text:span></text:p>
          </draw:text-box>
        </draw:frame>
        <draw:line draw:style-name="gr2" draw:text-style-name="P2" draw:layer="layout" svg:x1="0.932cm" svg:y1="1.091cm" svg:x2="8.619cm" svg:y2="1.091cm">
          <text:p/>
        </draw:line>
        <draw:polygon draw:style-name="gr3" draw:text-style-name="P3" draw:layer="layout" svg:width="0.075cm" svg:height="0cm" svg:x="0.857cm" svg:y="1.091cm" svg:viewBox="0 0 76 0" draw:points="76,0 0,0">
          <text:p/>
        </draw:polygon>
        <draw:line draw:style-name="gr4" draw:text-style-name="P2" draw:layer="layout" svg:x1="0.933cm" svg:y1="1.091cm" svg:x2="0.857cm" svg:y2="1.091cm">
          <text:p/>
        </draw:line>
        <draw:frame draw:style-name="gr11" draw:text-style-name="P5" draw:layer="layout" svg:width="0.414cm" svg:height="0.324cm" svg:x="0.562cm" svg:y="2.17cm">
          <draw:text-box>
            <text:p text:style-name="P4"><text:span text:style-name="T1">80</text:span></text:p>
          </draw:text-box>
        </draw:frame>
        <draw:frame draw:style-name="gr12" draw:text-style-name="P5" draw:layer="layout" svg:width="0.448cm" svg:height="0.324cm" svg:x="0.44cm" svg:y="0.973cm">
          <draw:text-box>
            <text:p text:style-name="P4"><text:span text:style-name="T1">100</text:span></text:p>
          </draw:text-box>
        </draw:frame>
        <draw:polyline draw:style-name="gr13" draw:text-style-name="P2" draw:layer="layout" svg:width="6.988cm" svg:height="4.788cm" svg:x="1.281cm" svg:y="1.091cm" svg:viewBox="0 0 6989 4789" draw:points="0,4789 699,1437 1398,300 2097,0 2796,0 3495,0 4193,0 4892,0 5591,0 6290,0 6989,0">
          <text:p/>
        </draw:polyline>
        <draw:polyline draw:style-name="gr14" draw:text-style-name="P2" draw:layer="layout" svg:width="6.988cm" svg:height="4.788cm" svg:x="1.281cm" svg:y="1.091cm" svg:viewBox="0 0 6989 4789" draw:points="0,4789 699,1437 1398,419 2097,0 2796,0 3495,0 4193,0 4892,0 5591,0 6290,0 6989,0">
          <text:p/>
        </draw:polyline>
        <draw:polyline draw:style-name="gr15" draw:text-style-name="P2" draw:layer="layout" svg:width="6.988cm" svg:height="4.728cm" svg:x="1.281cm" svg:y="1.091cm" svg:viewBox="0 0 6989 4729" draw:points="0,4729 699,1736 1398,300 2097,0 2796,0 3495,0 4193,0 4892,0 5591,0 6290,0 6989,0">
          <text:p/>
        </draw:polyline>
        <draw:polyline draw:style-name="gr16" draw:text-style-name="P2" draw:layer="layout" svg:width="6.988cm" svg:height="4.609cm" svg:x="1.281cm" svg:y="1.091cm" svg:viewBox="0 0 6989 4610" draw:points="0,4610 699,1617 1398,240 2097,0 2796,0 3495,0 4193,0 4892,0 5591,0 6290,0 6989,0">
          <text:p/>
        </draw:polyline>
        <draw:polyline draw:style-name="gr17" draw:text-style-name="P2" draw:layer="layout" svg:width="6.988cm" svg:height="4.848cm" svg:x="1.281cm" svg:y="1.091cm" svg:viewBox="0 0 6989 4849" draw:points="0,4849 699,1736 1398,479 2097,60 2796,0 3495,0 4193,0 4892,0 5591,0 6290,0 6989,0">
          <text:p/>
        </draw:polyline>
        <draw:polyline draw:style-name="gr18" draw:text-style-name="P2" draw:layer="layout" svg:width="6.988cm" svg:height="4.549cm" svg:x="1.281cm" svg:y="1.091cm" svg:viewBox="0 0 6989 4550" draw:points="0,4550 699,1617 1398,300 2097,0 2796,0 3495,0 4193,0 4892,0 5591,0 6290,0 6989,0">
          <text:p/>
        </draw:polyline>
        <draw:polyline draw:style-name="gr19" draw:text-style-name="P2" draw:layer="layout" svg:width="6.988cm" svg:height="4.429cm" svg:x="1.281cm" svg:y="1.091cm" svg:viewBox="0 0 6989 4430" draw:points="0,4430 699,1437 1398,599 2097,0 2796,0 3495,0 4193,0 4892,0 5591,0 6290,0 6989,0">
          <text:p/>
        </draw:polyline>
        <draw:polyline draw:style-name="gr20" draw:text-style-name="P2" draw:layer="layout" svg:width="6.988cm" svg:height="4.788cm" svg:x="1.281cm" svg:y="1.091cm" svg:viewBox="0 0 6989 4789" draw:points="0,4789 699,1677 1398,479 2097,0 2796,60 3495,0 4193,0 4892,0 5591,0 6290,0 6989,0">
          <text:p/>
        </draw:polyline>
        <draw:polyline draw:style-name="gr21" draw:text-style-name="P2" draw:layer="layout" svg:width="6.988cm" svg:height="4.848cm" svg:x="1.281cm" svg:y="1.091cm" svg:viewBox="0 0 6989 4849" draw:points="0,4849 699,1856 1398,359 2097,0 2796,0 3495,0 4193,0 4892,0 5591,0 6290,0 6989,0">
          <text:p/>
        </draw:polyline>
        <draw:polyline draw:style-name="gr22" draw:text-style-name="P2" draw:layer="layout" svg:width="6.988cm" svg:height="4.489cm" svg:x="1.281cm" svg:y="1.091cm" svg:viewBox="0 0 6989 4490" draw:points="0,4490 699,1916 1398,599 2097,120 2796,120 3495,0 4193,0 4892,0 5591,0 6290,0 6989,0">
          <text:p/>
        </draw:polyline>
        <draw:polyline draw:style-name="gr13" draw:text-style-name="P2" draw:layer="layout" svg:width="6.988cm" svg:height="4.908cm" svg:x="1.281cm" svg:y="1.091cm" svg:viewBox="0 0 6989 4909" draw:points="0,4909 699,1856 1398,898 2097,240 2796,60 3495,120 4193,60 4892,0 5591,0 6290,0 6989,0">
          <text:p/>
        </draw:polyline>
        <draw:polyline draw:style-name="gr14" draw:text-style-name="P2" draw:layer="layout" svg:width="6.988cm" svg:height="5.088cm" svg:x="1.281cm" svg:y="1.21cm" svg:viewBox="0 0 6989 5089" draw:points="0,5089 699,2694 1398,1137 2097,779 2796,419 3495,240 4193,300 4892,180 5591,60 6290,0 6989,60">
          <text:p/>
        </draw:polyline>
        <draw:line draw:style-name="gr23" draw:text-style-name="P2" draw:layer="layout" svg:x1="0.932cm" svg:y1="6.558cm" svg:x2="0.932cm" svg:y2="0.831cm">
          <text:p/>
        </draw:line>
        <draw:line draw:style-name="gr23" draw:text-style-name="P2" draw:layer="layout" svg:x1="8.619cm" svg:y1="6.558cm" svg:x2="8.619cm" svg:y2="0.831cm">
          <text:p/>
        </draw:line>
        <draw:line draw:style-name="gr23" draw:text-style-name="P2" draw:layer="layout" svg:x1="0.932cm" svg:y1="6.558cm" svg:x2="8.619cm" svg:y2="6.558cm">
          <text:p/>
        </draw:line>
        <draw:line draw:style-name="gr23" draw:text-style-name="P2" draw:layer="layout" svg:x1="0.932cm" svg:y1="0.831cm" svg:x2="8.619cm" svg:y2="0.831cm">
          <text:p/>
        </draw:line>
        <draw:frame draw:style-name="gr24" draw:text-style-name="P5" draw:layer="layout" svg:width="1.644cm" svg:height="0.324cm" draw:transform="rotate (1.5707963267949) translate (0.109cm 4.187cm)">
          <draw:text-box>
            <text:p text:style-name="P4"><text:span text:style-name="T1">Accuracy (%)</text:span></text:p>
          </draw:text-box>
        </draw:frame>
        <draw:path draw:style-name="gr25" draw:text-style-name="P6" draw:layer="layout" svg:width="1.919cm" svg:height="3.854cm" svg:x="6.592cm" svg:y="2.596cm" svg:viewBox="0 0 1920 3855" svg:d="M43 3855h1834c28 0 43-15 43-43v-3769c0-28-15-43-43-43h-1834c-29 0-43 15-43 43v3769c0 28 14 43 43 43z">
          <text:p/>
        </draw:path>
        <draw:line draw:style-name="gr13" draw:text-style-name="P2" draw:layer="layout" svg:x1="6.678cm" svg:y1="2.771cm" svg:x2="7.108cm" svg:y2="2.771cm">
          <text:p/>
        </draw:line>
        <draw:frame draw:style-name="gr26" draw:text-style-name="P7" draw:layer="layout" svg:width="1.221cm" svg:height="0.325cm" svg:x="4.168cm" svg:y="0.462cm">
          <draw:text-box>
            <text:p text:style-name="P4"><text:span text:style-name="T2">Inf</text:span><text:span text:style-name="T2">ere</text:span><text:span text:style-name="T2">nc</text:span><text:span text:style-name="T2">e</text:span></text:p>
          </draw:text-box>
        </draw:frame>
        <draw:line draw:style-name="gr14" draw:text-style-name="P2" draw:layer="layout" svg:x1="6.678cm" svg:y1="3.086cm" svg:x2="7.108cm" svg:y2="3.086cm">
          <text:p/>
        </draw:line>
        <draw:frame draw:style-name="gr27" draw:text-style-name="P5" draw:layer="layout" svg:width="1.212cm" svg:height="0.325cm" svg:x="7.281cm" svg:y="2.646cm">
          <draw:text-box>
            <text:p text:style-name="P4"><text:span text:style-name="T1">0</text:span><text:span text:style-name="T1">% </text:span><text:span text:style-name="T1">No</text:span><text:span text:style-name="T1">ise</text:span></text:p>
          </draw:text-box>
        </draw:frame>
        <draw:line draw:style-name="gr15" draw:text-style-name="P2" draw:layer="layout" svg:x1="6.678cm" svg:y1="3.402cm" svg:x2="7.108cm" svg:y2="3.402cm">
          <text:p/>
        </draw:line>
        <draw:frame draw:style-name="gr28" draw:text-style-name="P5" draw:layer="layout" svg:width="1.212cm" svg:height="0.324cm" svg:x="7.281cm" svg:y="2.963cm">
          <draw:text-box>
            <text:p text:style-name="P4"><text:span text:style-name="T1">5</text:span><text:span text:style-name="T1">%</text:span></text:p>
          </draw:text-box>
        </draw:frame>
        <draw:line draw:style-name="gr16" draw:text-style-name="P2" draw:layer="layout" svg:x1="6.678cm" svg:y1="3.718cm" svg:x2="7.108cm" svg:y2="3.718cm">
          <text:p/>
        </draw:line>
        <draw:frame draw:style-name="gr29" draw:text-style-name="P5" draw:layer="layout" svg:width="1.378cm" svg:height="0.325cm" svg:x="7.281cm" svg:y="3.278cm">
          <draw:text-box>
            <text:p text:style-name="P4"><text:span text:style-name="T1">10%</text:span></text:p>
          </draw:text-box>
        </draw:frame>
        <draw:line draw:style-name="gr17" draw:text-style-name="P2" draw:layer="layout" svg:x1="6.678cm" svg:y1="4.034cm" svg:x2="7.108cm" svg:y2="4.034cm">
          <text:p/>
        </draw:line>
        <draw:frame draw:style-name="gr29" draw:text-style-name="P5" draw:layer="layout" svg:width="1.378cm" svg:height="0.325cm" svg:x="7.281cm" svg:y="3.594cm">
          <draw:text-box>
            <text:p text:style-name="P4"><text:span text:style-name="T1">15</text:span><text:span text:style-name="T1">%</text:span></text:p>
          </draw:text-box>
        </draw:frame>
        <draw:line draw:style-name="gr18" draw:text-style-name="P2" draw:layer="layout" svg:x1="6.678cm" svg:y1="4.35cm" svg:x2="7.108cm" svg:y2="4.35cm">
          <text:p/>
        </draw:line>
        <draw:frame draw:style-name="gr30" draw:text-style-name="P5" draw:layer="layout" svg:width="1.378cm" svg:height="0.324cm" svg:x="7.281cm" svg:y="3.91cm">
          <draw:text-box>
            <text:p text:style-name="P4"><text:span text:style-name="T1">20</text:span><text:span text:style-name="T1">%</text:span></text:p>
          </draw:text-box>
        </draw:frame>
        <draw:line draw:style-name="gr19" draw:text-style-name="P2" draw:layer="layout" svg:x1="6.678cm" svg:y1="4.665cm" svg:x2="7.108cm" svg:y2="4.665cm">
          <text:p/>
        </draw:line>
        <draw:frame draw:style-name="gr30" draw:text-style-name="P5" draw:layer="layout" svg:width="1.378cm" svg:height="0.324cm" svg:x="7.281cm" svg:y="4.226cm">
          <draw:text-box>
            <text:p text:style-name="P4"><text:span text:style-name="T1">2</text:span><text:span text:style-name="T1">5</text:span><text:span text:style-name="T1">%</text:span></text:p>
          </draw:text-box>
        </draw:frame>
        <draw:line draw:style-name="gr20" draw:text-style-name="P2" draw:layer="layout" svg:x1="6.678cm" svg:y1="4.981cm" svg:x2="7.108cm" svg:y2="4.981cm">
          <text:p/>
        </draw:line>
        <draw:frame draw:style-name="gr29" draw:text-style-name="P5" draw:layer="layout" svg:width="1.378cm" svg:height="0.325cm" svg:x="7.281cm" svg:y="4.541cm">
          <draw:text-box>
            <text:p text:style-name="P4"><text:span text:style-name="T1">30%</text:span></text:p>
          </draw:text-box>
        </draw:frame>
        <draw:line draw:style-name="gr21" draw:text-style-name="P2" draw:layer="layout" svg:x1="6.678cm" svg:y1="5.297cm" svg:x2="7.108cm" svg:y2="5.297cm">
          <text:p/>
        </draw:line>
        <draw:frame draw:style-name="gr29" draw:text-style-name="P5" draw:layer="layout" svg:width="1.378cm" svg:height="0.325cm" svg:x="7.281cm" svg:y="4.856cm">
          <draw:text-box>
            <text:p text:style-name="P4"><text:span text:style-name="T1">35</text:span><text:span text:style-name="T1">%</text:span></text:p>
          </draw:text-box>
        </draw:frame>
        <draw:line draw:style-name="gr22" draw:text-style-name="P2" draw:layer="layout" svg:x1="6.678cm" svg:y1="5.613cm" svg:x2="7.108cm" svg:y2="5.613cm">
          <text:p/>
        </draw:line>
        <draw:frame draw:style-name="gr30" draw:text-style-name="P5" draw:layer="layout" svg:width="1.378cm" svg:height="0.324cm" svg:x="7.281cm" svg:y="5.173cm">
          <draw:text-box>
            <text:p text:style-name="P4"><text:span text:style-name="T1">40%</text:span></text:p>
          </draw:text-box>
        </draw:frame>
        <draw:line draw:style-name="gr13" draw:text-style-name="P2" draw:layer="layout" svg:x1="6.678cm" svg:y1="5.929cm" svg:x2="7.108cm" svg:y2="5.929cm">
          <text:p/>
        </draw:line>
        <draw:frame draw:style-name="gr29" draw:text-style-name="P5" draw:layer="layout" svg:width="1.378cm" svg:height="0.325cm" svg:x="7.281cm" svg:y="5.489cm">
          <draw:text-box>
            <text:p text:style-name="P4"><text:span text:style-name="T1">45%</text:span></text:p>
          </draw:text-box>
        </draw:frame>
        <draw:line draw:style-name="gr14" draw:text-style-name="P2" draw:layer="layout" svg:x1="6.678cm" svg:y1="6.244cm" svg:x2="7.108cm" svg:y2="6.244cm">
          <text:p/>
        </draw:line>
        <draw:frame draw:style-name="gr29" draw:text-style-name="P5" draw:layer="layout" svg:width="1.378cm" svg:height="0.325cm" svg:x="7.281cm" svg:y="5.804cm">
          <draw:text-box>
            <text:p text:style-name="P4"><text:span text:style-name="T1">50%</text:span></text:p>
          </draw:text-box>
        </draw:frame>
        <draw:frame draw:style-name="gr30" draw:text-style-name="P5" draw:layer="layout" svg:width="1.378cm" svg:height="0.324cm" svg:x="7.281cm" svg:y="6.121cm">
          <draw:text-box>
            <text:p text:style-name="P4"><text:span text:style-name="T1">55%</text:span></text:p>
          </draw:text-box>
        </draw:frame>
        <draw:polygon draw:style-name="gr1" draw:text-style-name="P1" draw:layer="layout" svg:width="7.686cm" svg:height="5.727cm" svg:x="0.944cm" svg:y="8.531cm" svg:viewBox="0 0 7687 5728" draw:points="0,5728 7687,5728 7687,0 0,0">
          <text:p/>
        </draw:polygon>
        <draw:line draw:style-name="gr2" draw:text-style-name="P2" draw:layer="layout" svg:x1="1.293cm" svg:y1="14.258cm" svg:x2="1.293cm" svg:y2="8.531cm">
          <text:p/>
        </draw:line>
        <draw:polygon draw:style-name="gr3" draw:text-style-name="P3" draw:layer="layout" svg:width="0cm" svg:height="0.075cm" svg:x="1.293cm" svg:y="14.259cm" svg:viewBox="0 0 0 76" draw:points="0,0 0,76">
          <text:p/>
        </draw:polygon>
        <draw:line draw:style-name="gr4" draw:text-style-name="P2" draw:layer="layout" svg:x1="1.293cm" svg:y1="14.259cm" svg:x2="1.293cm" svg:y2="14.335cm">
          <text:p/>
        </draw:line>
        <draw:line draw:style-name="gr2" draw:text-style-name="P2" draw:layer="layout" svg:x1="2.691cm" svg:y1="14.258cm" svg:x2="2.691cm" svg:y2="8.531cm">
          <text:p/>
        </draw:line>
        <draw:polygon draw:style-name="gr3" draw:text-style-name="P3" draw:layer="layout" svg:width="0cm" svg:height="0.075cm" svg:x="2.691cm" svg:y="14.259cm" svg:viewBox="0 0 0 76" draw:points="0,0 0,76">
          <text:p/>
        </draw:polygon>
        <draw:line draw:style-name="gr4" draw:text-style-name="P2" draw:layer="layout" svg:x1="2.691cm" svg:y1="14.259cm" svg:x2="2.691cm" svg:y2="14.335cm">
          <text:p/>
        </draw:line>
        <draw:frame draw:style-name="gr31" draw:text-style-name="P5" draw:layer="layout" svg:width="0.415cm" svg:height="0.324cm" svg:x="1.244cm" svg:y="14.374cm">
          <draw:text-box>
            <text:p text:style-name="P4"><text:span text:style-name="T1">0</text:span></text:p>
          </draw:text-box>
        </draw:frame>
        <draw:line draw:style-name="gr2" draw:text-style-name="P2" draw:layer="layout" svg:x1="4.088cm" svg:y1="14.258cm" svg:x2="4.088cm" svg:y2="8.531cm">
          <text:p/>
        </draw:line>
        <draw:polygon draw:style-name="gr3" draw:text-style-name="P3" draw:layer="layout" svg:width="0cm" svg:height="0.075cm" svg:x="4.088cm" svg:y="14.259cm" svg:viewBox="0 0 0 76" draw:points="0,0 0,76">
          <text:p/>
        </draw:polygon>
        <draw:line draw:style-name="gr4" draw:text-style-name="P2" draw:layer="layout" svg:x1="4.088cm" svg:y1="14.259cm" svg:x2="4.088cm" svg:y2="14.335cm">
          <text:p/>
        </draw:line>
        <draw:frame draw:style-name="gr11" draw:text-style-name="P5" draw:layer="layout" svg:width="0.414cm" svg:height="0.324cm" svg:x="2.581cm" svg:y="14.374cm">
          <draw:text-box>
            <text:p text:style-name="P4"><text:span text:style-name="T1">20</text:span></text:p>
          </draw:text-box>
        </draw:frame>
        <draw:line draw:style-name="gr2" draw:text-style-name="P2" draw:layer="layout" svg:x1="5.486cm" svg:y1="14.258cm" svg:x2="5.486cm" svg:y2="8.531cm">
          <text:p/>
        </draw:line>
        <draw:polygon draw:style-name="gr3" draw:text-style-name="P3" draw:layer="layout" svg:width="0cm" svg:height="0.075cm" svg:x="5.486cm" svg:y="14.259cm" svg:viewBox="0 0 0 76" draw:points="0,0 0,76">
          <text:p/>
        </draw:polygon>
        <draw:line draw:style-name="gr4" draw:text-style-name="P2" draw:layer="layout" svg:x1="5.486cm" svg:y1="14.259cm" svg:x2="5.486cm" svg:y2="14.335cm">
          <text:p/>
        </draw:line>
        <draw:frame draw:style-name="gr31" draw:text-style-name="P5" draw:layer="layout" svg:width="0.415cm" svg:height="0.324cm" svg:x="3.978cm" svg:y="14.374cm">
          <draw:text-box>
            <text:p text:style-name="P4"><text:span text:style-name="T1">40</text:span></text:p>
          </draw:text-box>
        </draw:frame>
        <draw:line draw:style-name="gr2" draw:text-style-name="P2" draw:layer="layout" svg:x1="6.884cm" svg:y1="14.258cm" svg:x2="6.884cm" svg:y2="8.531cm">
          <text:p/>
        </draw:line>
        <draw:polygon draw:style-name="gr3" draw:text-style-name="P3" draw:layer="layout" svg:width="0cm" svg:height="0.075cm" svg:x="6.884cm" svg:y="14.259cm" svg:viewBox="0 0 0 76" draw:points="0,0 0,76">
          <text:p/>
        </draw:polygon>
        <draw:line draw:style-name="gr4" draw:text-style-name="P2" draw:layer="layout" svg:x1="6.884cm" svg:y1="14.259cm" svg:x2="6.884cm" svg:y2="14.335cm">
          <text:p/>
        </draw:line>
        <draw:frame draw:style-name="gr31" draw:text-style-name="P5" draw:layer="layout" svg:width="0.415cm" svg:height="0.324cm" svg:x="5.376cm" svg:y="14.374cm">
          <draw:text-box>
            <text:p text:style-name="P4"><text:span text:style-name="T1">60</text:span></text:p>
          </draw:text-box>
        </draw:frame>
        <draw:line draw:style-name="gr2" draw:text-style-name="P2" draw:layer="layout" svg:x1="8.281cm" svg:y1="14.258cm" svg:x2="8.281cm" svg:y2="8.531cm">
          <text:p/>
        </draw:line>
        <draw:polygon draw:style-name="gr3" draw:text-style-name="P3" draw:layer="layout" svg:width="0cm" svg:height="0.075cm" svg:x="8.281cm" svg:y="14.259cm" svg:viewBox="0 0 0 76" draw:points="0,0 0,76">
          <text:p/>
        </draw:polygon>
        <draw:line draw:style-name="gr4" draw:text-style-name="P2" draw:layer="layout" svg:x1="8.281cm" svg:y1="14.259cm" svg:x2="8.281cm" svg:y2="14.335cm">
          <text:p/>
        </draw:line>
        <draw:frame draw:style-name="gr11" draw:text-style-name="P5" draw:layer="layout" svg:width="0.414cm" svg:height="0.324cm" svg:x="6.774cm" svg:y="14.374cm">
          <draw:text-box>
            <text:p text:style-name="P4"><text:span text:style-name="T1">80</text:span></text:p>
          </draw:text-box>
        </draw:frame>
        <draw:frame draw:style-name="gr32" draw:text-style-name="P5" draw:layer="layout" svg:width="0.449cm" svg:height="0.324cm" svg:x="8.11cm" svg:y="14.374cm">
          <draw:text-box>
            <text:p text:style-name="P4"><text:span text:style-name="T1">100</text:span></text:p>
          </draw:text-box>
        </draw:frame>
        <draw:line draw:style-name="gr2" draw:text-style-name="P2" draw:layer="layout" svg:x1="0.944cm" svg:y1="14.105cm" svg:x2="8.631cm" svg:y2="14.105cm">
          <text:p/>
        </draw:line>
        <draw:polygon draw:style-name="gr3" draw:text-style-name="P3" draw:layer="layout" svg:width="0.075cm" svg:height="0cm" svg:x="0.868cm" svg:y="14.105cm" svg:viewBox="0 0 76 0" draw:points="76,0 0,0">
          <text:p/>
        </draw:polygon>
        <draw:line draw:style-name="gr4" draw:text-style-name="P2" draw:layer="layout" svg:x1="0.944cm" svg:y1="14.105cm" svg:x2="0.868cm" svg:y2="14.105cm">
          <text:p/>
        </draw:line>
        <draw:frame draw:style-name="gr33" draw:text-style-name="P5" draw:layer="layout" svg:width="2.462cm" svg:height="0.325cm" svg:x="3.756cm" svg:y="14.768cm">
          <draw:text-box>
            <text:p text:style-name="P4"><text:span text:style-name="T1">Noise </text:span><text:span text:style-name="T1">amplitud</text:span><text:span text:style-name="T1">e (%)</text:span></text:p>
          </draw:text-box>
        </draw:frame>
        <draw:line draw:style-name="gr2" draw:text-style-name="P2" draw:layer="layout" svg:x1="0.944cm" svg:y1="13.042cm" svg:x2="8.631cm" svg:y2="13.042cm">
          <text:p/>
        </draw:line>
        <draw:polygon draw:style-name="gr3" draw:text-style-name="P3" draw:layer="layout" svg:width="0.075cm" svg:height="0cm" svg:x="0.868cm" svg:y="13.042cm" svg:viewBox="0 0 76 0" draw:points="76,0 0,0">
          <text:p/>
        </draw:polygon>
        <draw:line draw:style-name="gr4" draw:text-style-name="P2" draw:layer="layout" svg:x1="0.944cm" svg:y1="13.042cm" svg:x2="0.868cm" svg:y2="13.042cm">
          <text:p/>
        </draw:line>
        <draw:frame draw:style-name="gr34" draw:text-style-name="P5" draw:layer="layout" svg:width="0.415cm" svg:height="0.325cm" svg:x="0.695cm" svg:y="13.987cm">
          <draw:text-box>
            <text:p text:style-name="P4"><text:span text:style-name="T1">0</text:span></text:p>
          </draw:text-box>
        </draw:frame>
        <draw:line draw:style-name="gr2" draw:text-style-name="P2" draw:layer="layout" svg:x1="0.944cm" svg:y1="11.979cm" svg:x2="8.631cm" svg:y2="11.979cm">
          <text:p/>
        </draw:line>
        <draw:polygon draw:style-name="gr3" draw:text-style-name="P3" draw:layer="layout" svg:width="0.075cm" svg:height="0cm" svg:x="0.868cm" svg:y="11.979cm" svg:viewBox="0 0 76 0" draw:points="76,0 0,0">
          <text:p/>
        </draw:polygon>
        <draw:line draw:style-name="gr4" draw:text-style-name="P2" draw:layer="layout" svg:x1="0.944cm" svg:y1="11.979cm" svg:x2="0.868cm" svg:y2="11.979cm">
          <text:p/>
        </draw:line>
        <draw:frame draw:style-name="gr34" draw:text-style-name="P5" draw:layer="layout" svg:width="0.415cm" svg:height="0.325cm" svg:x="0.573cm" svg:y="12.924cm">
          <draw:text-box>
            <text:p text:style-name="P4"><text:span text:style-name="T1">20</text:span></text:p>
          </draw:text-box>
        </draw:frame>
        <draw:line draw:style-name="gr2" draw:text-style-name="P2" draw:layer="layout" svg:x1="0.944cm" svg:y1="10.917cm" svg:x2="8.631cm" svg:y2="10.917cm">
          <text:p/>
        </draw:line>
        <draw:polygon draw:style-name="gr3" draw:text-style-name="P3" draw:layer="layout" svg:width="0.075cm" svg:height="0cm" svg:x="0.868cm" svg:y="10.917cm" svg:viewBox="0 0 76 0" draw:points="76,0 0,0">
          <text:p/>
        </draw:polygon>
        <draw:line draw:style-name="gr4" draw:text-style-name="P2" draw:layer="layout" svg:x1="0.944cm" svg:y1="10.917cm" svg:x2="0.868cm" svg:y2="10.917cm">
          <text:p/>
        </draw:line>
        <draw:frame draw:style-name="gr31" draw:text-style-name="P5" draw:layer="layout" svg:width="0.415cm" svg:height="0.324cm" svg:x="0.573cm" svg:y="11.862cm">
          <draw:text-box>
            <text:p text:style-name="P4"><text:span text:style-name="T1">40</text:span></text:p>
          </draw:text-box>
        </draw:frame>
        <draw:line draw:style-name="gr2" draw:text-style-name="P2" draw:layer="layout" svg:x1="0.944cm" svg:y1="9.854cm" svg:x2="8.631cm" svg:y2="9.854cm">
          <text:p/>
        </draw:line>
        <draw:polygon draw:style-name="gr3" draw:text-style-name="P3" draw:layer="layout" svg:width="0.075cm" svg:height="0cm" svg:x="0.868cm" svg:y="9.854cm" svg:viewBox="0 0 76 0" draw:points="76,0 0,0">
          <text:p/>
        </draw:polygon>
        <draw:line draw:style-name="gr4" draw:text-style-name="P2" draw:layer="layout" svg:x1="0.944cm" svg:y1="9.854cm" svg:x2="0.868cm" svg:y2="9.854cm">
          <text:p/>
        </draw:line>
        <draw:frame draw:style-name="gr34" draw:text-style-name="P5" draw:layer="layout" svg:width="0.415cm" svg:height="0.325cm" svg:x="0.573cm" svg:y="10.799cm">
          <draw:text-box>
            <text:p text:style-name="P4"><text:span text:style-name="T1">60</text:span></text:p>
          </draw:text-box>
        </draw:frame>
        <draw:line draw:style-name="gr2" draw:text-style-name="P2" draw:layer="layout" svg:x1="0.944cm" svg:y1="8.791cm" svg:x2="8.631cm" svg:y2="8.791cm">
          <text:p/>
        </draw:line>
        <draw:polygon draw:style-name="gr3" draw:text-style-name="P3" draw:layer="layout" svg:width="0.075cm" svg:height="0cm" svg:x="0.868cm" svg:y="8.791cm" svg:viewBox="0 0 76 0" draw:points="76,0 0,0">
          <text:p/>
        </draw:polygon>
        <draw:line draw:style-name="gr4" draw:text-style-name="P2" draw:layer="layout" svg:x1="0.944cm" svg:y1="8.791cm" svg:x2="0.868cm" svg:y2="8.791cm">
          <text:p/>
        </draw:line>
        <draw:frame draw:style-name="gr34" draw:text-style-name="P5" draw:layer="layout" svg:width="0.415cm" svg:height="0.325cm" svg:x="0.573cm" svg:y="9.736cm">
          <draw:text-box>
            <text:p text:style-name="P4"><text:span text:style-name="T1">80</text:span></text:p>
          </draw:text-box>
        </draw:frame>
        <draw:frame draw:style-name="gr32" draw:text-style-name="P5" draw:layer="layout" svg:width="0.449cm" svg:height="0.324cm" svg:x="0.451cm" svg:y="8.674cm">
          <draw:text-box>
            <text:p text:style-name="P4"><text:span text:style-name="T1">100</text:span></text:p>
          </draw:text-box>
        </draw:frame>
        <draw:polyline draw:style-name="gr13" draw:text-style-name="P2" draw:layer="layout" svg:width="6.988cm" svg:height="4.994cm" svg:x="1.293cm" svg:y="9.004cm" svg:viewBox="0 0 6989 4995" draw:points="0,53 350,159 699,53 1048,0 1398,212 1747,53 2097,318 2447,212 2796,106 3145,318 3495,585 3844,903 4193,1807 4543,3029 4892,4411 5242,4835 5591,4995 5940,4942 6290,4942 6640,4995 6989,4995">
          <text:p/>
        </draw:polyline>
        <draw:polyline draw:style-name="gr14" draw:text-style-name="P2" draw:layer="layout" svg:width="6.988cm" svg:height="5.207cm" svg:x="1.293cm" svg:y="8.791cm" svg:viewBox="0 0 6989 5208" draw:points="0,0 350,0 699,0 1048,0 1398,53 1747,0 2097,0 2447,0 2796,0 3145,106 3495,213 3844,797 4193,1489 4543,2817 4892,4198 5242,4995 5591,5208 5940,5208 6290,5208 6640,5208 6989,5208">
          <text:p/>
        </draw:polyline>
        <draw:polyline draw:style-name="gr15" draw:text-style-name="P2" draw:layer="layout" svg:width="6.988cm" svg:height="5.207cm" svg:x="1.293cm" svg:y="8.791cm" svg:viewBox="0 0 6989 5208" draw:points="0,0 350,0 699,0 1048,0 1398,0 1747,0 2097,0 2447,53 2796,0 3145,106 3495,53 3844,478 4193,1116 4543,2498 4892,3986 5242,5048 5591,5155 5940,5155 6290,5155 6640,5155 6989,5208">
          <text:p/>
        </draw:polyline>
        <draw:polyline draw:style-name="gr16" draw:text-style-name="P2" draw:layer="layout" svg:width="6.988cm" svg:height="5.207cm" svg:x="1.293cm" svg:y="8.791cm" svg:viewBox="0 0 6989 5208" draw:points="0,0 350,0 699,0 1048,0 1398,0 1747,0 2097,0 2447,0 2796,0 3145,0 3495,106 3844,319 4193,1010 4543,1754 4892,3667 5242,4836 5591,5101 5940,5101 6290,5208 6640,5208 6989,5208">
          <text:p/>
        </draw:polyline>
        <draw:polyline draw:style-name="gr17" draw:text-style-name="P2" draw:layer="layout" svg:width="6.988cm" svg:height="5.207cm" svg:x="1.293cm" svg:y="8.791cm" svg:viewBox="0 0 6989 5208" draw:points="0,0 350,0 699,0 1048,0 1398,0 1747,0 2097,0 2447,0 2796,0 3145,0 3495,53 3844,372 4193,904 4543,1913 4892,3826 5242,4730 5591,4995 5940,5208 6290,5155 6640,5208 6989,5208">
          <text:p/>
        </draw:polyline>
        <draw:polyline draw:style-name="gr18" draw:text-style-name="P2" draw:layer="layout" svg:width="6.988cm" svg:height="5.207cm" svg:x="1.293cm" svg:y="8.791cm" svg:viewBox="0 0 6989 5208" draw:points="0,0 350,0 699,0 1048,0 1398,0 1747,0 2097,0 2447,0 2796,0 3145,0 3495,0 3844,266 4193,957 4543,1807 4892,3348 5242,4624 5591,5048 5940,5155 6290,5208 6640,5208 6989,5208">
          <text:p/>
        </draw:polyline>
        <draw:polyline draw:style-name="gr19" draw:text-style-name="P2" draw:layer="layout" svg:width="6.988cm" svg:height="5.207cm" svg:x="1.293cm" svg:y="8.791cm" svg:viewBox="0 0 6989 5208" draw:points="0,0 350,0 699,0 1048,0 1398,0 1747,0 2097,0 2447,0 2796,0 3145,0 3495,0 3844,160 4193,957 4543,1807 4892,3561 5242,4517 5591,4995 5940,5048 6290,5208 6640,5208 6989,5208">
          <text:p/>
        </draw:polyline>
        <draw:polyline draw:style-name="gr20" draw:text-style-name="P2" draw:layer="layout" svg:width="6.988cm" svg:height="5.207cm" svg:x="1.293cm" svg:y="8.791cm" svg:viewBox="0 0 6989 5208" draw:points="0,0 350,0 699,0 1048,0 1398,0 1747,0 2097,0 2447,0 2796,0 3145,0 3495,0 3844,106 4193,638 4543,2073 4892,3348 5242,4517 5591,4889 5940,5155 6290,5208 6640,5208 6989,5208">
          <text:p/>
        </draw:polyline>
        <draw:polyline draw:style-name="gr21" draw:text-style-name="P2" draw:layer="layout" svg:width="6.988cm" svg:height="5.207cm" svg:x="1.293cm" svg:y="8.791cm" svg:viewBox="0 0 6989 5208" draw:points="0,0 350,0 699,0 1048,0 1398,0 1747,0 2097,0 2447,0 2796,0 3145,0 3495,0 3844,160 4193,797 4543,1860 4892,3242 5242,4571 5591,4995 5940,5208 6290,5208 6640,5208 6989,5208">
          <text:p/>
        </draw:polyline>
        <draw:line draw:style-name="gr23" draw:text-style-name="P2" draw:layer="layout" svg:x1="0.944cm" svg:y1="14.258cm" svg:x2="0.944cm" svg:y2="8.531cm">
          <text:p/>
        </draw:line>
        <draw:line draw:style-name="gr23" draw:text-style-name="P2" draw:layer="layout" svg:x1="8.631cm" svg:y1="14.258cm" svg:x2="8.631cm" svg:y2="8.531cm">
          <text:p/>
        </draw:line>
        <draw:line draw:style-name="gr23" draw:text-style-name="P2" draw:layer="layout" svg:x1="0.944cm" svg:y1="14.259cm" svg:x2="8.631cm" svg:y2="14.259cm">
          <text:p/>
        </draw:line>
        <draw:line draw:style-name="gr23" draw:text-style-name="P2" draw:layer="layout" svg:x1="0.944cm" svg:y1="8.531cm" svg:x2="8.631cm" svg:y2="8.531cm">
          <text:p/>
        </draw:line>
        <draw:frame draw:style-name="gr24" draw:text-style-name="P5" draw:layer="layout" svg:width="1.644cm" svg:height="0.324cm" draw:transform="rotate (1.5707963267949) translate (0.121cm 11.887cm)">
          <draw:text-box>
            <text:p text:style-name="P4"><text:span text:style-name="T1">Accuracy </text:span><text:span text:style-name="T1">(%)</text:span></text:p>
          </draw:text-box>
        </draw:frame>
        <draw:path draw:style-name="gr25" draw:text-style-name="P6" draw:layer="layout" svg:width="2.086cm" svg:height="2.906cm" svg:x="6.437cm" svg:y="8.639cm" svg:viewBox="0 0 2087 2907" svg:d="M43 2907h2000c29 0 44-14 44-42v-2822c0-29-15-43-44-43h-2000c-28 0-43 14-43 43v2822c0 28 15 42 43 42z">
          <text:p/>
        </draw:path>
        <draw:line draw:style-name="gr13" draw:text-style-name="P2" draw:layer="layout" svg:x1="6.524cm" svg:y1="8.813cm" svg:x2="6.954cm" svg:y2="8.813cm">
          <text:p/>
        </draw:line>
        <draw:frame draw:style-name="gr26" draw:text-style-name="P7" draw:layer="layout" svg:width="1.221cm" svg:height="0.325cm" svg:x="4.18cm" svg:y="8.163cm">
          <draw:text-box>
            <text:p text:style-name="P4"><text:span text:style-name="T2">Inference</text:span></text:p>
          </draw:text-box>
        </draw:frame>
        <draw:line draw:style-name="gr14" draw:text-style-name="P2" draw:layer="layout" svg:x1="6.524cm" svg:y1="9.129cm" svg:x2="6.954cm" svg:y2="9.129cm">
          <text:p/>
        </draw:line>
        <draw:frame draw:style-name="gr35" draw:text-style-name="P5" draw:layer="layout" svg:width="1.422cm" svg:height="0.325cm" svg:x="7.127cm" svg:y="8.688cm">
          <draw:text-box>
            <text:p text:style-name="P4"><text:span text:style-name="T1">400 </text:span><text:span text:style-name="T1">Spikes</text:span></text:p>
          </draw:text-box>
        </draw:frame>
        <draw:line draw:style-name="gr15" draw:text-style-name="P2" draw:layer="layout" svg:x1="6.524cm" svg:y1="9.445cm" svg:x2="6.954cm" svg:y2="9.445cm">
          <text:p/>
        </draw:line>
        <draw:frame draw:style-name="gr36" draw:text-style-name="P5" draw:layer="layout" svg:width="1.422cm" svg:height="0.324cm" svg:x="7.127cm" svg:y="9.005cm">
          <draw:text-box>
            <text:p text:style-name="P4"><text:span text:style-name="T1">500</text:span></text:p>
          </draw:text-box>
        </draw:frame>
        <draw:line draw:style-name="gr16" draw:text-style-name="P2" draw:layer="layout" svg:x1="6.524cm" svg:y1="9.76cm" svg:x2="6.954cm" svg:y2="9.76cm">
          <text:p/>
        </draw:line>
        <draw:frame draw:style-name="gr36" draw:text-style-name="P5" draw:layer="layout" svg:width="1.422cm" svg:height="0.324cm" svg:x="7.127cm" svg:y="9.32cm">
          <draw:text-box>
            <text:p text:style-name="P4"><text:span text:style-name="T1">600</text:span></text:p>
          </draw:text-box>
        </draw:frame>
        <draw:line draw:style-name="gr17" draw:text-style-name="P2" draw:layer="layout" svg:x1="6.524cm" svg:y1="10.076cm" svg:x2="6.954cm" svg:y2="10.076cm">
          <text:p/>
        </draw:line>
        <draw:frame draw:style-name="gr35" draw:text-style-name="P5" draw:layer="layout" svg:width="1.422cm" svg:height="0.325cm" svg:x="7.127cm" svg:y="9.636cm">
          <draw:text-box>
            <text:p text:style-name="P4"><text:span text:style-name="T1">700</text:span></text:p>
          </draw:text-box>
        </draw:frame>
        <draw:line draw:style-name="gr18" draw:text-style-name="P2" draw:layer="layout" svg:x1="6.524cm" svg:y1="10.392cm" svg:x2="6.954cm" svg:y2="10.392cm">
          <text:p/>
        </draw:line>
        <draw:frame draw:style-name="gr35" draw:text-style-name="P5" draw:layer="layout" svg:width="1.422cm" svg:height="0.325cm" svg:x="7.127cm" svg:y="9.951cm">
          <draw:text-box>
            <text:p text:style-name="P4"><text:span text:style-name="T1">800</text:span></text:p>
          </draw:text-box>
        </draw:frame>
        <draw:line draw:style-name="gr19" draw:text-style-name="P2" draw:layer="layout" svg:x1="6.524cm" svg:y1="10.708cm" svg:x2="6.954cm" svg:y2="10.708cm">
          <text:p/>
        </draw:line>
        <draw:frame draw:style-name="gr36" draw:text-style-name="P5" draw:layer="layout" svg:width="1.422cm" svg:height="0.324cm" svg:x="7.127cm" svg:y="10.268cm">
          <draw:text-box>
            <text:p text:style-name="P4"><text:span text:style-name="T1">900</text:span></text:p>
          </draw:text-box>
        </draw:frame>
        <draw:line draw:style-name="gr20" draw:text-style-name="P2" draw:layer="layout" svg:x1="6.524cm" svg:y1="11.024cm" svg:x2="6.954cm" svg:y2="11.024cm">
          <text:p/>
        </draw:line>
        <draw:frame draw:style-name="gr37" draw:text-style-name="P5" draw:layer="layout" svg:width="1.587cm" svg:height="0.325cm" svg:x="7.127cm" svg:y="10.584cm">
          <draw:text-box>
            <text:p text:style-name="P4"><text:span text:style-name="T1">1000</text:span></text:p>
          </draw:text-box>
        </draw:frame>
        <draw:line draw:style-name="gr21" draw:text-style-name="P2" draw:layer="layout" svg:x1="6.524cm" svg:y1="11.339cm" svg:x2="6.954cm" svg:y2="11.339cm">
          <text:p/>
        </draw:line>
        <draw:frame draw:style-name="gr37" draw:text-style-name="P5" draw:layer="layout" svg:width="1.587cm" svg:height="0.325cm" svg:x="7.127cm" svg:y="10.899cm">
          <draw:text-box>
            <text:p text:style-name="P4"><text:span text:style-name="T1">1100</text:span></text:p>
          </draw:text-box>
        </draw:frame>
        <draw:frame draw:style-name="gr38" draw:text-style-name="P5" draw:layer="layout" svg:width="1.587cm" svg:height="0.324cm" svg:x="7.127cm" svg:y="11.216cm">
          <draw:text-box>
            <text:p text:style-name="P4"><text:span text:style-name="T1">1200</text:span></text:p>
          </draw:text-box>
        </draw:frame>
        <draw:frame draw:style-name="gr39" draw:text-style-name="P9" draw:layer="layout" svg:width="0.247cm" svg:height="0.325cm" svg:x="0.536cm" svg:y="0.154cm">
          <draw:text-box>
            <text:p text:style-name="P8"><text:span text:style-name="T3">a)</text:span></text:p>
          </draw:text-box>
        </draw:frame>
        <draw:frame draw:style-name="gr40" draw:text-style-name="P9" draw:layer="layout" svg:width="0.339cm" svg:height="0.325cm" svg:x="0.546cm" svg:y="7.855cm">
          <draw:text-box>
            <text:p text:style-name="P8"><text:span text:style-name="T3">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05T04:25:17.703986161</dc:date>
    <meta:editing-duration>PT14H41M43S</meta:editing-duration>
    <meta:editing-cycles>6</meta:editing-cycles>
    <meta:generator>LibreOffice/6.0.7.3$Linux_X86_64 LibreOffice_project/00m0$Build-3</meta:generator>
    <meta:document-statistic meta:object-count="175"/>
  </office:meta>
</office:document-meta>
</file>